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table:formula="of:=DATE(2016;1;1)" office:value-type="date" office:date-value="2016-01-01">
            <text:p>01.01.16</text:p>
          </table:table-cell>
          <table:table-cell table:formula="of:=DATE(2016;12;31)" office:value-type="date" office:date-value="2016-12-31">
            <text:p>31.12.16</text:p>
          </table:table-cell>
        </table:table-row>
        <table:table-row table:style-name="ro1">
          <table:table-cell table:formula="of:=DAYS360(DATE(2016;1;1); DATE(2016;12;31)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1">
          <table:table-cell table:formula="of:=DAYS360(DATE(2016;1;1); DATE(2016;12;31);1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1">
          <table:table-cell table:formula="of:=DAYS360(DATE(2016;1;1); DATE(2016;12;31);2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1">
          <table:table-cell table:style-name="ce1" table:formula="of:=DAYS360(DATE(1916;1;1); DATE(1916;12;31);0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1">
          <table:table-cell table:style-name="ce1" table:formula="of:=DAYS( DATE(1916;12;31); DATE(1916;1;1))" office:value-type="float" office:value="365">
            <text:p>365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8.01.2017</text:date>, <text:time>23:5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1:45:58</meta:creation-date>
    <dc:date>2017-01-08T23:54:48</dc:date>
    <meta:editing-duration>PT21H50M44S</meta:editing-duration>
    <meta:editing-cycles>2</meta:editing-cycles>
    <meta:generator>OpenOffice/4.1.2$Unix OpenOffice.org_project/412m3$Build-9782</meta:generator>
    <meta:document-statistic meta:table-count="3" meta:cell-count="11" meta:object-count="0"/>
  </office:meta>
</office:document-meta>
</file>